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cdc" officeooo:paragraph-rsid="000d0cdc"/>
    </style:style>
    <style:style style:name="P2" style:family="paragraph" style:parent-style-name="Standard">
      <style:text-properties officeooo:rsid="000eb24d" officeooo:paragraph-rsid="000eb24d"/>
    </style:style>
    <style:style style:name="P3" style:family="paragraph" style:parent-style-name="Standard">
      <style:text-properties officeooo:rsid="000ff062" officeooo:paragraph-rsid="000ff062"/>
    </style:style>
    <style:style style:name="P4" style:family="paragraph" style:parent-style-name="Standard">
      <style:text-properties officeooo:rsid="00113289" officeooo:paragraph-rsid="00113289"/>
    </style:style>
    <style:style style:name="P5" style:family="paragraph" style:parent-style-name="Preformatted_20_Text">
      <style:text-properties fo:color="#a9b7c6" style:font-name="Source Code Pro" fo:font-size="10.5pt" officeooo:rsid="000d0cdc" officeooo:paragraph-rsid="000d0cdc"/>
    </style:style>
    <style:style style:name="P6" style:family="paragraph" style:parent-style-name="Standard">
      <style:text-properties officeooo:rsid="0012a45d" officeooo:paragraph-rsid="0012a45d"/>
    </style:style>
    <style:style style:name="P7" style:family="paragraph" style:parent-style-name="Standard">
      <style:text-properties officeooo:rsid="00134adb" officeooo:paragraph-rsid="00134adb"/>
    </style:style>
    <style:style style:name="P8" style:family="paragraph" style:parent-style-name="Standard">
      <style:text-properties officeooo:rsid="0013abbb" officeooo:paragraph-rsid="0013abbb"/>
    </style:style>
    <style:style style:name="P9" style:family="paragraph" style:parent-style-name="Standard">
      <style:text-properties officeooo:rsid="0015089d" officeooo:paragraph-rsid="0015089d"/>
    </style:style>
    <style:style style:name="P10" style:family="paragraph" style:parent-style-name="Standard">
      <style:text-properties officeooo:rsid="00168ec3" officeooo:paragraph-rsid="00168ec3"/>
    </style:style>
    <style:style style:name="T1" style:family="text">
      <style:text-properties fo:color="#bababa"/>
    </style:style>
    <style:style style:name="T2" style:family="text">
      <style:text-properties fo:color="#6a87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style=</text:span><text:span text:style-name="T2">"@style/Widget.AppCompat.Button.Borderless"</text:span></text:p>
      <text:p text:style-name="P1"/>
      <text:p text:style-name="P1"/>
      <text:p text:style-name="P1"><text:bookmark-start text:name="__DdeLink__3_1416542550"/><text:bookmark-start text:name="__DdeLink__10_1416542550"/>أ<text:bookmark-end text:name="__DdeLink__3_1416542550"/><text:bookmark-end text:name="__DdeLink__10_1416542550"/>وامر الجيت </text:p>
      <text:p text:style-name="P1">git add .</text:p>
      <text:p text:style-name="P1">git commit -m "</text:p>
      <text:p text:style-name="P1"><text:bookmark-start text:name="__DdeLink__14_728838398"/>git push -u origin master<text:bookmark-end text:name="__DdeLink__14_728838398"/></text:p>
      <text:p text:style-name="P2">محمد مساعد المرواني </text:p>
      <text:p text:style-name="P2"/>
      <text:p text:style-name="P3">system.out .println</text:p>
      <text:p text:style-name="P4">hello world</text:p>
      <text:p text:style-name="P6">go to hell</text:p>
      <text:p text:style-name="P7">why <text:s/>I go to <text:s/>hell ?</text:p>
      <text:p text:style-name="P7"/>
      <text:p text:style-name="P8">Hit diff</text:p>
      <text:p text:style-name="P8"/>
      <text:p text:style-name="P9">hello world </text:p>
      <text:p text:style-name="P10">new edite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ar" style:country-complex="EG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7:18:46.299129983</meta:creation-date>
    <dc:date>2017-03-29T20:16:37.189353023</dc:date>
    <meta:editing-duration>PT3H45M10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37" meta:character-count="219" meta:non-whitespace-character-count="190"/>
  </office:meta>
</office:document-meta>
</file>